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none" style:country-asian="none" style:font-style-asian="normal" style:font-weight-asian="normal" style:font-name-complex="Lohit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acement" table:style-name="ta1">
        <table:shapes>
          <draw:frame draw:z-index="0" draw:style-name="gr1" draw:text-style-name="P1" svg:width="14.002cm" svg:height="7.873cm" svg:x="8.682cm" svg:y="0.347cm">
            <draw:object draw:notify-on-update-of-ranges="Deplacement.A4:Deplacement.A14 Deplacement.A3:Deplacement.A3 Deplacement.B4:Deplacement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823cm" svg:height="7.213cm" svg:x="9.47cm" svg:y="8.541cm">
            <draw:object draw:notify-on-update-of-ranges="Deplacement.A22:Deplacement.A32 Deplacement.B21:Deplacement.B21 Deplacement.B22:Deplacement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774cm" svg:height="7.652cm" svg:x="9.855cm" svg:y="16.954cm">
            <draw:object draw:notify-on-update-of-ranges="Deplacement.A41:Deplacement.A52 Deplacement.A41:Deplacement.A52 Deplacement.B40:Deplacement.B40 Deplacement.B41:Deplacement.B52 Deplacement.A41:Deplacement.A52 Deplacement.C40:Deplacement.C40 Deplacement.C41:Deplacement.C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Robot Thymio à vitesse 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string" calcext:value-type="string">
            <text:p>Distance (cm)</text:p>
          </table:table-cell>
          <table:table-cell office:value-type="string" calcext:value-type="string">
            <text:p>vitesse (m/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B4]/100)/([.A4]/1000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formula="of:=([.B5]/100)/([.A5]/100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([.B6]/100)/([.A6]/100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4" calcext:value-type="float">
            <text:p>7,4</text:p>
          </table:table-cell>
          <table:table-cell table:formula="of:=([.B7]/100)/([.A7]/1000)" office:value-type="float" office:value="0.246666666666667" calcext:value-type="float">
            <text:p>0,246666666666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8" calcext:value-type="float">
            <text:p>9,8</text:p>
          </table:table-cell>
          <table:table-cell table:formula="of:=([.B8]/100)/([.A8]/1000)"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6" calcext:value-type="float">
            <text:p>12,6</text:p>
          </table:table-cell>
          <table:table-cell table:formula="of:=([.B9]/100)/([.A9]/1000)"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([.B10]/100)/([.A10]/100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.5" calcext:value-type="float">
            <text:p>17,5</text:p>
          </table:table-cell>
          <table:table-cell table:formula="of:=([.B11]/100)/([.A11]/100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.5" calcext:value-type="float">
            <text:p>20,5</text:p>
          </table:table-cell>
          <table:table-cell table:formula="of:=([.B12]/100)/([.A12]/1000)" office:value-type="float" office:value="0.25625" calcext:value-type="float">
            <text:p>0,256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table:formula="of:=([.B13]/100)/([.A13]/1000)" office:value-type="float" office:value="0.255555555555556" calcext:value-type="float">
            <text:p>0,255555555555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,4</text:p>
          </table:table-cell>
          <table:table-cell table:formula="of:=([.B14]/100)/([.A14]/1000)" office:value-type="float" office:value="0.254" calcext:value-type="float">
            <text:p>0,25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2">
          <table:table-cell table:style-name="ce1" office:value-type="string" calcext:value-type="string">
            <text:p>Robot Thymio à vitesse 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string" calcext:value-type="string">
            <text:p>Distance (cm)</text:p>
          </table:table-cell>
          <table:table-cell office:value-type="string" calcext:value-type="string">
            <text:p>vitesse (m/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,5</text:p>
          </table:table-cell>
          <table:table-cell table:formula="of:=([.B22]/100)/([.A22]/1000)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,5</text:p>
          </table:table-cell>
          <table:table-cell table:formula="of:=([.B23]/100)/([.A23]/1000)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3" calcext:value-type="float">
            <text:p>7,3</text:p>
          </table:table-cell>
          <table:table-cell table:formula="of:=([.B24]/100)/([.A24]/1000)"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formula="of:=([.B25]/100)/([.A25]/1000)" office:value-type="float" office:value="0.366666666666667" calcext:value-type="float">
            <text:p>0,3666666666666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.9" calcext:value-type="float">
            <text:p>14,9</text:p>
          </table:table-cell>
          <table:table-cell table:formula="of:=([.B26]/100)/([.A26]/1000)" office:value-type="float" office:value="0.3725" calcext:value-type="float">
            <text:p>0,37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formula="of:=([.B27]/100)/([.A27]/1000)" office:value-type="float" office:value="0.38" calcext:value-type="float">
            <text:p>0,38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2">
          <table:table-cell table:style-name="ce1" office:value-type="string" calcext:value-type="string">
            <text:p>Robot Thymio à vitesse 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s (ms)</text:p>
          </table:table-cell>
          <table:table-cell office:value-type="string" calcext:value-type="string">
            <text:p>Distance (cm)</text:p>
          </table:table-cell>
          <table:table-cell office:value-type="string" calcext:value-type="string">
            <text:p>vitesse (m/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formula="of:=([.B41]/100)/([.A41]/1000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table:formula="of:=([.B42]/100)/([.A42]/1000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table:formula="of:=([.B43]/100)/([.A43]/1000)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table:formula="of:=([.B44]/100)/([.A44]/1000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([.B45]/100)/([.A45]/1000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</text:p>
          </table:table-cell>
          <table:table-cell table:formula="of:=([.B46]/100)/([.A46]/1000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,4</text:p>
          </table:table-cell>
          <table:table-cell table:formula="of:=([.B47]/100)/([.A47]/1000)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formula="of:=([.B48]/100)/([.A48]/1000)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([.B49]/100)/([.A49]/1000)" office:value-type="float" office:value="0.444444444444444" calcext:value-type="float">
            <text:p>0,444444444444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formula="of:=([.B50]/100)/([.A50]/1000)"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([.B51]/100)/([.A51]/10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formula="of:=([.B52]/100)/([.A52]/1000)" office:value-type="float" office:value="0.505882352941176" calcext:value-type="float">
            <text:p>0,505882352941176</text:p>
          </table:table-cell>
        </table:table-row>
      </table:table>
      <table:table table:name="Rotation" table:style-name="ta1">
        <table:shapes>
          <draw:frame draw:z-index="0" draw:style-name="gr1" draw:text-style-name="P1" svg:width="15.998cm" svg:height="9.016cm" svg:x="6.938cm" svg:y="1.118cm">
            <draw:object draw:notify-on-update-of-ranges="Rotation.A4:Rotation.A10 Rotation.A3:Rotation.A3 Rotation.B4:Rotation.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Robot Thymio tourne droite à vitesse 100</text:p>
          </table:table-cell>
          <table:table-cell/>
        </table:table-row>
        <table:table-row table:style-name="ro1">
          <table:table-cell office:value-type="string" calcext:value-type="string">
            <text:p>Rotation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1:10:31.25375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20:27:06.528547408</meta:creation-date>
    <meta:editing-duration>PT5H37M46S</meta:editing-duration>
    <meta:editing-cycles>5</meta:editing-cycles>
    <meta:generator>LibreOffice/7.0.4.2$Linux_X86_64 LibreOffice_project/00$Build-2</meta:generator>
    <dc:date>2021-01-14T22:01:25.982178797</dc:date>
    <meta:document-statistic meta:table-count="2" meta:cell-count="1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874cm" xlink:href=".." xlink:type="simple" chart:class="chart:scatter" chart:style-name="ch1">
        <chart:title svg:x="4.153cm" svg:y="0.293cm" chart:style-name="ch2">
          <text:p>Robot Thymio à vitesse 200</text:p>
        </chart:title>
        <chart:plot-area chart:style-name="ch3" table:cell-range-address="Deplacement.A3:Deplacement.A14 Deplacement.B4:Deplacement.B14" chart:data-source-has-labels="row" svg:x="0.28cm" svg:y="1.229cm" svg:width="13.443cm" svg:height="6.488cm">
          <chart:coordinate-region svg:x="0.901cm" svg:y="1.428cm" svg:width="12.45cm" svg:height="5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placement.B4:Deplacement.B14" chart:label-cell-address="Deplacement.A3:Deplacement.A3" chart:class="chart:scatter">
            <chart:domain table:cell-range-address="Deplacement.A4:Deplacement.A14"/>
            <chart:regression-curve chart:style-name="ch7">
              <chart:equation chart:display-equation="true" chart:display-r-square="true"/>
            </chart:regression-curve>
            <chart:data-point chart:repeated="2"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A3:Deplacement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Deplacement.A4:Deplacement.A14</svg:desc>
                </draw:g>
              </table:table-cell>
              <table:table-cell office:value-type="float" office:value="1">
                <text:p>1</text:p>
                <draw:g>
                  <svg:desc>Deplacement.B4:Deplacement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5.4">
                <text:p>2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24cm" svg:height="7.214cm" xlink:href=".." xlink:type="simple" chart:class="chart:scatter" chart:style-name="ch1">
        <chart:title svg:x="3.564cm" svg:y="0.28cm" chart:style-name="ch2">
          <text:p>Robot Thymio à vitesse 300</text:p>
        </chart:title>
        <chart:plot-area chart:style-name="ch3" table:cell-range-address="Deplacement.A22:Deplacement.B32 Deplacement.B21:Deplacement.B21" chart:data-source-has-labels="row" svg:x="0.256cm" svg:y="1.203cm" svg:width="12.312cm" svg:height="5.867cm">
          <chart:coordinate-region svg:x="0.692cm" svg:y="1.402cm" svg:width="11.411cm" svg:height="5.0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placement.B22:Deplacement.B32" chart:label-cell-address="Deplacement.B21:Deplacement.B21" chart:class="chart:scatter">
            <chart:domain table:cell-range-address="Deplacement.A22:Deplacement.A32"/>
            <chart:regression-curve chart:style-name="ch8">
              <chart:equation chart:display-equation="true" chart:display-r-square="true" svg:x="7.09cm" svg:y="3.404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tance (cm)</text:p>
                <draw:g>
                  <svg:desc>Deplacement.B21:Deplacement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Deplacement.A22:Deplacement.A32</svg:desc>
                </draw:g>
              </table:table-cell>
              <table:table-cell office:value-type="float" office:value="1.5">
                <text:p>1.5</text:p>
                <draw:g>
                  <svg:desc>Deplacement.B22:Deplacement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17cm" xlink:href=".." xlink:type="simple" chart:class="chart:scatter" chart:style-name="ch1">
        <chart:title svg:x="3.841cm" svg:y="0.316cm" chart:style-name="ch2">
          <text:p>Robot Thymio tourne droite à vitesse 100</text:p>
        </chart:title>
        <chart:plot-area chart:style-name="ch3" table:cell-range-address="Rotation.A3:Rotation.A10 Rotation.B4:Rotation.B10" chart:data-source-has-labels="row" svg:x="1.33cm" svg:y="1.275cm" svg:width="14.35cm" svg:height="6.581cm">
          <chart:coordinate-region svg:x="2.322cm" svg:y="1.474cm" svg:width="13.078cm" svg:height="5.735cm"/>
          <chart:axis chart:dimension="x" chart:name="primary-x" chart:style-name="ch4">
            <chart:title svg:x="7.628cm" svg:y="8.036cm" chart:style-name="ch5">
              <text:p>Rotation (°)</text:p>
            </chart:title>
          </chart:axis>
          <chart:axis chart:dimension="y" chart:name="primary-y" chart:style-name="ch6">
            <chart:title svg:x="0.451cm" svg:y="5.416cm" chart:style-name="ch7">
              <text:p>temps (ms)</text:p>
            </chart:title>
            <chart:grid chart:style-name="ch8" chart:class="major"/>
          </chart:axis>
          <chart:series chart:style-name="ch9" chart:values-cell-range-address="Rotation.B4:Rotation.B10" chart:label-cell-address="Rotation.A3:Rotation.A3" chart:class="chart:scatter">
            <chart:domain table:cell-range-address="Rotation.A4:Rotation.A10"/>
            <chart:regression-curve chart:style-name="ch10">
              <chart:equation chart:display-equation="true" chart:display-r-square="true" svg:x="2.389cm" svg:y="1.45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otation (°)</text:p>
                <draw:g>
                  <svg:desc>Rotation.A3:Rotation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otation.A4:Rotation.A10</svg:desc>
                </draw:g>
              </table:table-cell>
              <table:table-cell office:value-type="float" office:value="150">
                <text:p>150</text:p>
                <draw:g>
                  <svg:desc>Rotation.B4:Rotation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75cm" svg:height="7.653cm" xlink:href=".." xlink:type="simple" chart:class="chart:scatter" chart:column-mapping="0 1" chart:style-name="ch1">
        <chart:legend chart:legend-position="end" svg:x="1.593cm" svg:y="0.526cm" style:legend-expansion="custom" svg:width="3.886cm" svg:height="1.991cm" style:legend-expansion-aspect-ratio="1.95178302360623" chart:style-name="ch2"/>
        <chart:plot-area chart:style-name="ch3" table:cell-range-address="Deplacement.A40:Deplacement.C52" chart:data-source-has-labels="both" svg:x="0.234cm" svg:y="0.152cm" svg:width="11.37cm" svg:height="7.345cm">
          <chart:coordinate-region svg:x="0.961cm" svg:y="0.351cm" svg:width="10.456cm" svg:height="6.499cm"/>
          <chart:axis chart:dimension="x" chart:name="primary-x" chart:style-name="ch4" chartooo:axis-type="auto">
            <chart:categories table:cell-range-address="Deplacement.A41:Deplacement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placement.B41:Deplacement.B52" chart:label-cell-address="Deplacement.B40:Deplacement.B40" chart:class="chart:scatter">
            <chart:domain table:cell-range-address="Deplacement.A41:Deplacement.A52"/>
            <chart:regression-curve chart:style-name="ch8"/>
            <chart:regression-curve chart:style-name="ch8">
              <chart:equation chart:display-equation="true" chart:display-r-square="true" svg:x="1.321cm" svg:y="3.027cm"/>
            </chart:regression-curve>
            <chart:data-point chart:repeated="6"/>
            <chart:data-point chart:style-name="ch9"/>
            <chart:data-point/>
            <chart:data-point chart:style-name="ch9"/>
            <chart:data-point chart:repeated="3"/>
          </chart:series>
          <chart:series chart:style-name="ch10" chart:values-cell-range-address="Deplacement.C41:Deplacement.C52" chart:label-cell-address="Deplacement.C40:Deplacement.C40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stance (cm)</text:p>
                <draw:g>
                  <svg:desc>Deplacement.B40:Deplacement.B40</svg:desc>
                </draw:g>
              </table:table-cell>
              <table:table-cell office:value-type="string">
                <text:p>vitesse (m/s)</text:p>
                <draw:g>
                  <svg:desc>Deplacement.C40:Deplacement.C4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Deplacement.A41:Deplacement.A52</svg:desc>
                </draw:g>
              </table:table-cell>
              <table:table-cell office:value-type="float" office:value="5">
                <text:p>5</text:p>
                <draw:g>
                  <svg:desc>Deplacement.A41:Deplacement.A52</svg:desc>
                </draw:g>
              </table:table-cell>
              <table:table-cell office:value-type="float" office:value="0.1">
                <text:p>0.1</text:p>
                <draw:g>
                  <svg:desc>Deplacement.B41:Deplacement.B52</svg:desc>
                </draw:g>
              </table:table-cell>
              <table:table-cell office:value-type="float" office:value="0.2">
                <text:p>0.2</text:p>
                <draw:g>
                  <svg:desc>Deplacement.C41:Deplacement.C5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3">
                <text:p>2.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3">
                <text:p>4.3</text:p>
              </table:table-cell>
              <table:table-cell office:value-type="float" office:value="0.505882352941176">
                <text:p>0.505882352941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